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TEAU_ID_POT</text:p>
          </table:table-cell>
          <table:table-cell office:value-type="string" calcext:value-type="string">
            <text:p>DATE_CONCEPTION_POT</text:p>
          </table:table-cell>
          <table:table-cell office:value-type="string" calcext:value-type="string">
            <text:p>DESCRIPTION_REP</text:p>
          </table:table-cell>
          <table:table-cell office:value-type="string" calcext:value-type="string">
            <text:p>DESCRIPTION_RT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_ARRONDISSEMENT</text:p>
          </table:table-cell>
          <table:table-cell office:value-type="string" calcext:value-type="string">
            <text:p>TRC_ID</text:p>
          </table:table-cell>
        </table:table-row>
        <table:table-row table:style-name="ro1">
          <table:table-cell table:style-name="ce1" office:value-type="float" office:value="75415" calcext:value-type="float">
            <text:p>75415</text:p>
          </table:table-cell>
          <table:table-cell table:style-name="ce1" office:value-type="float" office:value="19991130000000" calcext:value-type="float">
            <text:p>19991130000000</text:p>
          </table:table-cell>
          <table:table-cell table:style-name="ce1" office:value-type="string" calcext:value-type="string">
            <text:p>Réel</text:p>
          </table:table-cell>
          <table:table-cell table:style-name="ce1" office:value-type="string" calcext:value-type="string">
            <text:p>4- Poteau en bois</text:p>
          </table:table-cell>
          <table:table-cell table:style-name="ce1" office:value-type="string" calcext:value-type="string">
            <text:p>284587.527</text:p>
          </table:table-cell>
          <table:table-cell table:style-name="ce1" office:value-type="string" calcext:value-type="string">
            <text:p>5040975.2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0882" calcext:value-type="float">
            <text:p>1610882</text:p>
          </table:table-cell>
        </table:table-row>
        <table:table-row table:style-name="ro1">
          <table:table-cell office:value-type="float" office:value="216034" calcext:value-type="float">
            <text:p>216034</text:p>
          </table:table-cell>
          <table:table-cell office:value-type="float" office:value="20140404000000" calcext:value-type="float">
            <text:p>20140404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014.063</text:p>
          </table:table-cell>
          <table:table-cell office:value-type="float" office:value="5041154" calcext:value-type="float">
            <text:p>5041154</text:p>
          </table:table-cell>
          <table:table-cell office:value-type="float" office:value="31" calcext:value-type="float">
            <text:p>31</text:p>
          </table:table-cell>
          <table:table-cell office:value-type="float" office:value="1622170" calcext:value-type="float">
            <text:p>1622170</text:p>
          </table:table-cell>
        </table:table-row>
        <table:table-row table:style-name="ro1">
          <table:table-cell office:value-type="float" office:value="216039" calcext:value-type="float">
            <text:p>216039</text:p>
          </table:table-cell>
          <table:table-cell office:value-type="float" office:value="20110311000000" calcext:value-type="float">
            <text:p>20110311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19.438</text:p>
          </table:table-cell>
          <table:table-cell office:value-type="float" office:value="5040756" calcext:value-type="float">
            <text:p>5040756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20215" calcext:value-type="float">
            <text:p>220215</text:p>
          </table:table-cell>
          <table:table-cell office:value-type="float" office:value="20140715000000" calcext:value-type="float">
            <text:p>20140715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927.563</text:p>
          </table:table-cell>
          <table:table-cell office:value-type="float" office:value="5035759" calcext:value-type="float">
            <text:p>5035759</text:p>
          </table:table-cell>
          <table:table-cell office:value-type="float" office:value="31" calcext:value-type="float">
            <text:p>31</text:p>
          </table:table-cell>
          <table:table-cell office:value-type="float" office:value="1619524" calcext:value-type="float">
            <text:p>1619524</text:p>
          </table:table-cell>
        </table:table-row>
        <table:table-row table:style-name="ro1">
          <table:table-cell office:value-type="float" office:value="224410" calcext:value-type="float">
            <text:p>224410</text:p>
          </table:table-cell>
          <table:table-cell office:value-type="float" office:value="20130227000000" calcext:value-type="float">
            <text:p>201302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948.594</text:p>
          </table:table-cell>
          <table:table-cell office:value-type="string" calcext:value-type="string">
            <text:p>5040907.5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24414" calcext:value-type="float">
            <text:p>224414</text:p>
          </table:table-cell>
          <table:table-cell office:value-type="float" office:value="20130227000000" calcext:value-type="float">
            <text:p>20130227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905.125</text:p>
          </table:table-cell>
          <table:table-cell office:value-type="float" office:value="5040905" calcext:value-type="float">
            <text:p>5040905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24420" calcext:value-type="float">
            <text:p>224420</text:p>
          </table:table-cell>
          <table:table-cell office:value-type="float" office:value="20130219000000" calcext:value-type="float">
            <text:p>20130219000000</text:p>
          </table:table-cell>
          <table:table-cell office:value-type="string" calcext:value-type="string">
            <text:p>Réel</text:p>
          </table:table-cell>
          <table:table-cell office:value-type="string" calcext:value-type="string">
            <text:p>1- Tige et base</text:p>
          </table:table-cell>
          <table:table-cell office:value-type="float" office:value="276889" calcext:value-type="float">
            <text:p>276889</text:p>
          </table:table-cell>
          <table:table-cell office:value-type="float" office:value="5040894" calcext:value-type="float">
            <text:p>5040894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16052" calcext:value-type="float">
            <text:p>216052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36.791</text:p>
          </table:table-cell>
          <table:table-cell office:value-type="string" calcext:value-type="string">
            <text:p>5040744.114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53" calcext:value-type="float">
            <text:p>216053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821.219</text:p>
          </table:table-cell>
          <table:table-cell office:value-type="float" office:value="5040704" calcext:value-type="float">
            <text:p>5040704</text:p>
          </table:table-cell>
          <table:table-cell office:value-type="float" office:value="31" calcext:value-type="float">
            <text:p>31</text:p>
          </table:table-cell>
          <table:table-cell office:value-type="float" office:value="1621826" calcext:value-type="float">
            <text:p>1621826</text:p>
          </table:table-cell>
        </table:table-row>
        <table:table-row table:style-name="ro1">
          <table:table-cell office:value-type="float" office:value="220128" calcext:value-type="float">
            <text:p>220128</text:p>
          </table:table-cell>
          <table:table-cell office:value-type="float" office:value="20120416000000" calcext:value-type="float">
            <text:p>20120416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3935.318</text:p>
          </table:table-cell>
          <table:table-cell office:value-type="string" calcext:value-type="string">
            <text:p>5040795.369</text:p>
          </table:table-cell>
          <table:table-cell office:value-type="float" office:value="31" calcext:value-type="float">
            <text:p>31</text:p>
          </table:table-cell>
          <table:table-cell office:value-type="float" office:value="4004438" calcext:value-type="float">
            <text:p>4004438</text:p>
          </table:table-cell>
        </table:table-row>
        <table:table-row table:style-name="ro1">
          <table:table-cell office:value-type="float" office:value="224411" calcext:value-type="float">
            <text:p>224411</text:p>
          </table:table-cell>
          <table:table-cell office:value-type="float" office:value="20130222000000" calcext:value-type="float">
            <text:p>20130222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922.813</text:p>
          </table:table-cell>
          <table:table-cell office:value-type="float" office:value="5040892" calcext:value-type="float">
            <text:p>5040892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24412" calcext:value-type="float">
            <text:p>224412</text:p>
          </table:table-cell>
          <table:table-cell office:value-type="float" office:value="20130219000000" calcext:value-type="float">
            <text:p>2013021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908.079</text:p>
          </table:table-cell>
          <table:table-cell office:value-type="string" calcext:value-type="string">
            <text:p>5040898.18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24415" calcext:value-type="float">
            <text:p>224415</text:p>
          </table:table-cell>
          <table:table-cell office:value-type="float" office:value="20130227000000" calcext:value-type="float">
            <text:p>20130227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float" office:value="276916" calcext:value-type="float">
            <text:p>276916</text:p>
          </table:table-cell>
          <table:table-cell office:value-type="float" office:value="5040883" calcext:value-type="float">
            <text:p>5040883</text:p>
          </table:table-cell>
          <table:table-cell office:value-type="float" office:value="31" calcext:value-type="float">
            <text:p>31</text:p>
          </table:table-cell>
          <table:table-cell office:value-type="float" office:value="1620728" calcext:value-type="float">
            <text:p>1620728</text:p>
          </table:table-cell>
        </table:table-row>
        <table:table-row table:style-name="ro1">
          <table:table-cell office:value-type="float" office:value="224417" calcext:value-type="float">
            <text:p>224417</text:p>
          </table:table-cell>
          <table:table-cell office:value-type="float" office:value="20130219000000" calcext:value-type="float">
            <text:p>2013021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8173.063</text:p>
          </table:table-cell>
          <table:table-cell office:value-type="string" calcext:value-type="string">
            <text:p>5039916.5</text:p>
          </table:table-cell>
          <table:table-cell office:value-type="float" office:value="31" calcext:value-type="float">
            <text:p>31</text:p>
          </table:table-cell>
          <table:table-cell office:value-type="float" office:value="4008154" calcext:value-type="float">
            <text:p>4008154</text:p>
          </table:table-cell>
        </table:table-row>
        <table:table-row table:style-name="ro1">
          <table:table-cell office:value-type="float" office:value="224418" calcext:value-type="float">
            <text:p>224418</text:p>
          </table:table-cell>
          <table:table-cell office:value-type="float" office:value="20130219000000" calcext:value-type="float">
            <text:p>2013021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8080.156</text:p>
          </table:table-cell>
          <table:table-cell office:value-type="float" office:value="5039842" calcext:value-type="float">
            <text:p>5039842</text:p>
          </table:table-cell>
          <table:table-cell office:value-type="float" office:value="31" calcext:value-type="float">
            <text:p>31</text:p>
          </table:table-cell>
          <table:table-cell office:value-type="float" office:value="4008154" calcext:value-type="float">
            <text:p>4008154</text:p>
          </table:table-cell>
        </table:table-row>
        <table:table-row table:style-name="ro1">
          <table:table-cell office:value-type="float" office:value="224419" calcext:value-type="float">
            <text:p>224419</text:p>
          </table:table-cell>
          <table:table-cell office:value-type="float" office:value="20130219000000" calcext:value-type="float">
            <text:p>20130219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8120.938</text:p>
          </table:table-cell>
          <table:table-cell office:value-type="float" office:value="5039877" calcext:value-type="float">
            <text:p>5039877</text:p>
          </table:table-cell>
          <table:table-cell office:value-type="float" office:value="31" calcext:value-type="float">
            <text:p>31</text:p>
          </table:table-cell>
          <table:table-cell office:value-type="float" office:value="4008154" calcext:value-type="float">
            <text:p>4008154</text:p>
          </table:table-cell>
        </table:table-row>
        <table:table-row table:style-name="ro1">
          <table:table-cell office:value-type="float" office:value="224421" calcext:value-type="float">
            <text:p>224421</text:p>
          </table:table-cell>
          <table:table-cell office:value-type="float" office:value="20130227000000" calcext:value-type="float">
            <text:p>20130227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877.375</text:p>
          </table:table-cell>
          <table:table-cell office:value-type="float" office:value="5040885" calcext:value-type="float">
            <text:p>5040885</text:p>
          </table:table-cell>
          <table:table-cell office:value-type="float" office:value="31" calcext:value-type="float">
            <text:p>31</text:p>
          </table:table-cell>
          <table:table-cell office:value-type="float" office:value="1620717" calcext:value-type="float">
            <text:p>1620717</text:p>
          </table:table-cell>
        </table:table-row>
        <table:table-row table:style-name="ro1">
          <table:table-cell office:value-type="float" office:value="224439" calcext:value-type="float">
            <text:p>224439</text:p>
          </table:table-cell>
          <table:table-cell office:value-type="float" office:value="20130220000000" calcext:value-type="float">
            <text:p>20130220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895.602</text:p>
          </table:table-cell>
          <table:table-cell office:value-type="string" calcext:value-type="string">
            <text:p>5040807.209</text:p>
          </table:table-cell>
          <table:table-cell office:value-type="float" office:value="31" calcext:value-type="float">
            <text:p>31</text:p>
          </table:table-cell>
          <table:table-cell office:value-type="float" office:value="4006447" calcext:value-type="float">
            <text:p>4006447</text:p>
          </table:table-cell>
        </table:table-row>
        <table:table-row table:style-name="ro1">
          <table:table-cell office:value-type="float" office:value="224440" calcext:value-type="float">
            <text:p>224440</text:p>
          </table:table-cell>
          <table:table-cell office:value-type="float" office:value="20130220000000" calcext:value-type="float">
            <text:p>20130220000000</text:p>
          </table:table-cell>
          <table:table-cell office:value-type="string" calcext:value-type="string">
            <text:p>Enlevé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6922.33</text:p>
          </table:table-cell>
          <table:table-cell office:value-type="string" calcext:value-type="string">
            <text:p>5040790.738</text:p>
          </table:table-cell>
          <table:table-cell office:value-type="float" office:value="31" calcext:value-type="float">
            <text:p>31</text:p>
          </table:table-cell>
          <table:table-cell office:value-type="float" office:value="4006447" calcext:value-type="float">
            <text:p>4006447</text:p>
          </table:table-cell>
        </table:table-row>
        <table:table-row table:style-name="ro1">
          <table:table-cell office:value-type="float" office:value="216031" calcext:value-type="float">
            <text:p>216031</text:p>
          </table:table-cell>
          <table:table-cell office:value-type="float" office:value="20110310000000" calcext:value-type="float">
            <text:p>20110310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83.809</text:p>
          </table:table-cell>
          <table:table-cell office:value-type="string" calcext:value-type="string">
            <text:p>5040697.942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32" calcext:value-type="float">
            <text:p>216032</text:p>
          </table:table-cell>
          <table:table-cell office:value-type="float" office:value="20110311000000" calcext:value-type="float">
            <text:p>20110311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16.156</text:p>
          </table:table-cell>
          <table:table-cell office:value-type="float" office:value="5040792" calcext:value-type="float">
            <text:p>5040792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35" calcext:value-type="float">
            <text:p>216035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45.719</text:p>
          </table:table-cell>
          <table:table-cell office:value-type="string" calcext:value-type="string">
            <text:p>5040782.5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36" calcext:value-type="float">
            <text:p>216036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80731.125</text:p>
          </table:table-cell>
          <table:table-cell office:value-type="string" calcext:value-type="string">
            <text:p>5040775.5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44" calcext:value-type="float">
            <text:p>216044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80745.816</text:p>
          </table:table-cell>
          <table:table-cell office:value-type="string" calcext:value-type="string">
            <text:p>5040760.085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45" calcext:value-type="float">
            <text:p>216045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1- Pot. bois/feux</text:p>
          </table:table-cell>
          <table:table-cell office:value-type="string" calcext:value-type="string">
            <text:p>280726.416</text:p>
          </table:table-cell>
          <table:table-cell office:value-type="string" calcext:value-type="string">
            <text:p>5040782.962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48" calcext:value-type="float">
            <text:p>216048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80756.625</text:p>
          </table:table-cell>
          <table:table-cell office:value-type="string" calcext:value-type="string">
            <text:p>5040745.673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49" calcext:value-type="float">
            <text:p>216049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36.961</text:p>
          </table:table-cell>
          <table:table-cell office:value-type="string" calcext:value-type="string">
            <text:p>5040744.217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50" calcext:value-type="float">
            <text:p>216050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75.252</text:p>
          </table:table-cell>
          <table:table-cell office:value-type="string" calcext:value-type="string">
            <text:p>5040726.694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6054" calcext:value-type="float">
            <text:p>216054</text:p>
          </table:table-cell>
          <table:table-cell office:value-type="float" office:value="20110314000000" calcext:value-type="float">
            <text:p>2011031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0742.469</text:p>
          </table:table-cell>
          <table:table-cell office:value-type="float" office:value="5040767" calcext:value-type="float">
            <text:p>5040767</text:p>
          </table:table-cell>
          <table:table-cell office:value-type="float" office:value="31" calcext:value-type="float">
            <text:p>31</text:p>
          </table:table-cell>
          <table:table-cell office:value-type="float" office:value="1621827" calcext:value-type="float">
            <text:p>1621827</text:p>
          </table:table-cell>
        </table:table-row>
        <table:table-row table:style-name="ro1">
          <table:table-cell office:value-type="float" office:value="219962" calcext:value-type="float">
            <text:p>219962</text:p>
          </table:table-cell>
          <table:table-cell office:value-type="float" office:value="20120326000000" calcext:value-type="float">
            <text:p>20120326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2795.569</text:p>
          </table:table-cell>
          <table:table-cell office:value-type="string" calcext:value-type="string">
            <text:p>5040811.622</text:p>
          </table:table-cell>
          <table:table-cell office:value-type="float" office:value="31" calcext:value-type="float">
            <text:p>31</text:p>
          </table:table-cell>
          <table:table-cell office:value-type="float" office:value="1609627" calcext:value-type="float">
            <text:p>1609627</text:p>
          </table:table-cell>
        </table:table-row>
        <table:table-row table:style-name="ro1">
          <table:table-cell office:value-type="float" office:value="219963" calcext:value-type="float">
            <text:p>219963</text:p>
          </table:table-cell>
          <table:table-cell office:value-type="float" office:value="20120326000000" calcext:value-type="float">
            <text:p>20120326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2848.254</text:p>
          </table:table-cell>
          <table:table-cell office:value-type="string" calcext:value-type="string">
            <text:p>5040768.563</text:p>
          </table:table-cell>
          <table:table-cell office:value-type="float" office:value="31" calcext:value-type="float">
            <text:p>31</text:p>
          </table:table-cell>
          <table:table-cell office:value-type="float" office:value="1609626" calcext:value-type="float">
            <text:p>1609626</text:p>
          </table:table-cell>
        </table:table-row>
        <table:table-row table:style-name="ro1">
          <table:table-cell office:value-type="float" office:value="220192" calcext:value-type="float">
            <text:p>220192</text:p>
          </table:table-cell>
          <table:table-cell office:value-type="float" office:value="20120424000000" calcext:value-type="float">
            <text:p>2012042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784.58</text:p>
          </table:table-cell>
          <table:table-cell office:value-type="string" calcext:value-type="string">
            <text:p>5035671.444</text:p>
          </table:table-cell>
          <table:table-cell office:value-type="float" office:value="31" calcext:value-type="float">
            <text:p>31</text:p>
          </table:table-cell>
          <table:table-cell office:value-type="float" office:value="1619526" calcext:value-type="float">
            <text:p>1619526</text:p>
          </table:table-cell>
        </table:table-row>
        <table:table-row table:style-name="ro1">
          <table:table-cell office:value-type="float" office:value="220201" calcext:value-type="float">
            <text:p>220201</text:p>
          </table:table-cell>
          <table:table-cell office:value-type="float" office:value="20120424000000" calcext:value-type="float">
            <text:p>20120424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781.969</text:p>
          </table:table-cell>
          <table:table-cell office:value-type="float" office:value="5035669" calcext:value-type="float">
            <text:p>5035669</text:p>
          </table:table-cell>
          <table:table-cell office:value-type="float" office:value="31" calcext:value-type="float">
            <text:p>31</text:p>
          </table:table-cell>
          <table:table-cell office:value-type="float" office:value="1619526" calcext:value-type="float">
            <text:p>1619526</text:p>
          </table:table-cell>
        </table:table-row>
        <table:table-row table:style-name="ro1">
          <table:table-cell office:value-type="float" office:value="220211" calcext:value-type="float">
            <text:p>220211</text:p>
          </table:table-cell>
          <table:table-cell office:value-type="float" office:value="20120427000000" calcext:value-type="float">
            <text:p>20120427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2- Tige et manchon</text:p>
          </table:table-cell>
          <table:table-cell office:value-type="string" calcext:value-type="string">
            <text:p>281284.313</text:p>
          </table:table-cell>
          <table:table-cell office:value-type="string" calcext:value-type="string">
            <text:p>5041119.5</text:p>
          </table:table-cell>
          <table:table-cell office:value-type="float" office:value="31" calcext:value-type="float">
            <text:p>31</text:p>
          </table:table-cell>
          <table:table-cell office:value-type="float" office:value="4004229" calcext:value-type="float">
            <text:p>4004229</text:p>
          </table:table-cell>
        </table:table-row>
        <table:table-row table:style-name="ro1">
          <table:table-cell office:value-type="float" office:value="220212" calcext:value-type="float">
            <text:p>220212</text:p>
          </table:table-cell>
          <table:table-cell office:value-type="float" office:value="20120427000000" calcext:value-type="float">
            <text:p>20120427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4- Poteau en bois</text:p>
          </table:table-cell>
          <table:table-cell office:value-type="string" calcext:value-type="string">
            <text:p>281320.184</text:p>
          </table:table-cell>
          <table:table-cell office:value-type="string" calcext:value-type="string">
            <text:p>5041109.503</text:p>
          </table:table-cell>
          <table:table-cell office:value-type="float" office:value="31" calcext:value-type="float">
            <text:p>31</text:p>
          </table:table-cell>
          <table:table-cell office:value-type="float" office:value="4004229" calcext:value-type="float">
            <text:p>4004229</text:p>
          </table:table-cell>
        </table:table-row>
        <table:table-row table:style-name="ro1">
          <table:table-cell office:value-type="float" office:value="220213" calcext:value-type="float">
            <text:p>220213</text:p>
          </table:table-cell>
          <table:table-cell office:value-type="float" office:value="20120430000000" calcext:value-type="float">
            <text:p>20120430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763.813</text:p>
          </table:table-cell>
          <table:table-cell office:value-type="string" calcext:value-type="string">
            <text:p>5035687.5</text:p>
          </table:table-cell>
          <table:table-cell office:value-type="float" office:value="31" calcext:value-type="float">
            <text:p>31</text:p>
          </table:table-cell>
          <table:table-cell office:value-type="float" office:value="4009672" calcext:value-type="float">
            <text:p>4009672</text:p>
          </table:table-cell>
        </table:table-row>
        <table:table-row table:style-name="ro1">
          <table:table-cell office:value-type="float" office:value="220214" calcext:value-type="float">
            <text:p>220214</text:p>
          </table:table-cell>
          <table:table-cell office:value-type="float" office:value="20120430000000" calcext:value-type="float">
            <text:p>20120430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760.531</text:p>
          </table:table-cell>
          <table:table-cell office:value-type="float" office:value="5035694" calcext:value-type="float">
            <text:p>5035694</text:p>
          </table:table-cell>
          <table:table-cell office:value-type="float" office:value="31" calcext:value-type="float">
            <text:p>31</text:p>
          </table:table-cell>
          <table:table-cell office:value-type="float" office:value="4009672" calcext:value-type="float">
            <text:p>4009672</text:p>
          </table:table-cell>
        </table:table-row>
        <table:table-row table:style-name="ro1">
          <table:table-cell office:value-type="float" office:value="220216" calcext:value-type="float">
            <text:p>220216</text:p>
          </table:table-cell>
          <table:table-cell office:value-type="float" office:value="20120430000000" calcext:value-type="float">
            <text:p>20120430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694.188</text:p>
          </table:table-cell>
          <table:table-cell office:value-type="string" calcext:value-type="string">
            <text:p>5035804.5</text:p>
          </table:table-cell>
          <table:table-cell office:value-type="float" office:value="31" calcext:value-type="float">
            <text:p>31</text:p>
          </table:table-cell>
          <table:table-cell office:value-type="float" office:value="4009672" calcext:value-type="float">
            <text:p>4009672</text:p>
          </table:table-cell>
        </table:table-row>
        <table:table-row table:style-name="ro1">
          <table:table-cell office:value-type="float" office:value="220223" calcext:value-type="float">
            <text:p>220223</text:p>
          </table:table-cell>
          <table:table-cell office:value-type="float" office:value="20120501000000" calcext:value-type="float">
            <text:p>20120501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828.719</text:p>
          </table:table-cell>
          <table:table-cell office:value-type="float" office:value="5035550" calcext:value-type="float">
            <text:p>5035550</text:p>
          </table:table-cell>
          <table:table-cell office:value-type="float" office:value="31" calcext:value-type="float">
            <text:p>31</text:p>
          </table:table-cell>
          <table:table-cell office:value-type="float" office:value="4009673" calcext:value-type="float">
            <text:p>4009673</text:p>
          </table:table-cell>
        </table:table-row>
        <table:table-row table:style-name="ro1">
          <table:table-cell office:value-type="float" office:value="220224" calcext:value-type="float">
            <text:p>220224</text:p>
          </table:table-cell>
          <table:table-cell office:value-type="float" office:value="20120501000000" calcext:value-type="float">
            <text:p>20120501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855.969</text:p>
          </table:table-cell>
          <table:table-cell office:value-type="float" office:value="5035552" calcext:value-type="float">
            <text:p>5035552</text:p>
          </table:table-cell>
          <table:table-cell office:value-type="float" office:value="31" calcext:value-type="float">
            <text:p>31</text:p>
          </table:table-cell>
          <table:table-cell office:value-type="float" office:value="4009673" calcext:value-type="float">
            <text:p>4009673</text:p>
          </table:table-cell>
        </table:table-row>
        <table:table-row table:style-name="ro1">
          <table:table-cell office:value-type="float" office:value="220225" calcext:value-type="float">
            <text:p>220225</text:p>
          </table:table-cell>
          <table:table-cell office:value-type="float" office:value="20120501000000" calcext:value-type="float">
            <text:p>20120501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83914.344</text:p>
          </table:table-cell>
          <table:table-cell office:value-type="float" office:value="5040769" calcext:value-type="float">
            <text:p>5040769</text:p>
          </table:table-cell>
          <table:table-cell office:value-type="float" office:value="31" calcext:value-type="float">
            <text:p>31</text:p>
          </table:table-cell>
          <table:table-cell office:value-type="float" office:value="4004438" calcext:value-type="float">
            <text:p>4004438</text:p>
          </table:table-cell>
        </table:table-row>
        <table:table-row table:style-name="ro1">
          <table:table-cell office:value-type="float" office:value="222505" calcext:value-type="float">
            <text:p>222505</text:p>
          </table:table-cell>
          <table:table-cell office:value-type="float" office:value="20120910000000" calcext:value-type="float">
            <text:p>20120910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870.168</text:p>
          </table:table-cell>
          <table:table-cell office:value-type="string" calcext:value-type="string">
            <text:p>5035722.992</text:p>
          </table:table-cell>
          <table:table-cell office:value-type="float" office:value="31" calcext:value-type="float">
            <text:p>31</text:p>
          </table:table-cell>
          <table:table-cell office:value-type="float" office:value="1619525" calcext:value-type="float">
            <text:p>1619525</text:p>
          </table:table-cell>
        </table:table-row>
        <table:table-row table:style-name="ro1">
          <table:table-cell office:value-type="float" office:value="222526" calcext:value-type="float">
            <text:p>222526</text:p>
          </table:table-cell>
          <table:table-cell office:value-type="float" office:value="20120911000000" calcext:value-type="float">
            <text:p>20120911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3827.643</text:p>
          </table:table-cell>
          <table:table-cell office:value-type="string" calcext:value-type="string">
            <text:p>5035700.763</text:p>
          </table:table-cell>
          <table:table-cell office:value-type="float" office:value="31" calcext:value-type="float">
            <text:p>31</text:p>
          </table:table-cell>
          <table:table-cell office:value-type="float" office:value="1619526" calcext:value-type="float">
            <text:p>1619526</text:p>
          </table:table-cell>
        </table:table-row>
        <table:table-row table:style-name="ro1">
          <table:table-cell office:value-type="float" office:value="224416" calcext:value-type="float">
            <text:p>224416</text:p>
          </table:table-cell>
          <table:table-cell office:value-type="float" office:value="20140407000000" calcext:value-type="float">
            <text:p>20140407000000</text:p>
          </table:table-cell>
          <table:table-cell office:value-type="string" calcext:value-type="string">
            <text:p>En conception</text:p>
          </table:table-cell>
          <table:table-cell office:value-type="string" calcext:value-type="string">
            <text:p>1- Tige et base</text:p>
          </table:table-cell>
          <table:table-cell office:value-type="string" calcext:value-type="string">
            <text:p>277206.188</text:p>
          </table:table-cell>
          <table:table-cell office:value-type="string" calcext:value-type="string">
            <text:p>5040875.5</text:p>
          </table:table-cell>
          <table:table-cell office:value-type="float" office:value="31" calcext:value-type="float">
            <text:p>31</text:p>
          </table:table-cell>
          <table:table-cell office:value-type="float" office:value="1620760" calcext:value-type="float">
            <text:p>1620760</text:p>
          </table:table-cell>
        </table:table-row>
      </table:table>
      <table:named-expressions/>
      <table:database-ranges>
        <table:database-range table:name="__Anonymous_Sheet_DB__0" table:target-range-address="Sheet1.A1:Sheet1.H4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6:40:41.725962876</dc:date>
    <meta:document-statistic meta:table-count="1" meta:cell-count="360" meta:object-count="0"/>
    <meta:generator>LibreOffice/4.2.6.3$Linux_X86_64 LibreOffice_project/420m0$Build-3</meta:generator>
  </office:meta>
</office:document-meta>
</file>